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5" style:family="table-cell" style:parent-style-name="Default" style:data-style-name="N84">
      <style:table-cell-properties fo:wrap-option="wrap" style:vertical-align="top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4" office:value-type="string" calcext:value-type="string">
            <text:p>Date init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 res.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Date Done</text:p>
          </table:table-cell>
          <table:table-cell table:style-name="ce4" office:value-type="string" calcext:value-type="string">
            <text:p>Date Test</text:p>
          </table:table-cell>
          <table:table-cell table:style-name="ce4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Preview Memory managment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3]+IF([.B4]&lt;&gt;&quot;&quot;;1;0)" office:value-type="float" office:value="2" calcext:value-type="float">
            <text:p>2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emory Management constructor : Manage exception from init procedure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8" calcext:value-type="date">
            <text:p>2017-10-18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2">
          <table:table-cell table:formula="of:=[.A4]+IF([.B5]&lt;&gt;&quot;&quot;;1;0)" office:value-type="float" office:value="3" calcext:value-type="float">
            <text:p>3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Defining recovery area for preview pix. This need to define the function who calculate the recovery area for background extraction depanding of pix size</text:p>
          </table:table-cell>
          <table:table-cell table:style-name="ce5" office:value-type="date" office:date-value="2017-10-17" calcext:value-type="date">
            <text:p>2017-10-1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7" calcext:value-type="date">
            <text:p>2017-10-17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3">
          <table:table-cell table:formula="of:=[.A5]+IF([.B6]&lt;&gt;&quot;&quot;;1;0)" office:value-type="float" office:value="4" calcext:value-type="float">
            <text:p>4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fining swap manager for memory frames. This swap manager must optimize swap between disk and memory. Use a statistical approach to identify wich is the middle column and the area around it to push the rights column on disk and to get the rights one from disk</text:p>
          </table:table-cell>
          <table:table-cell table:number-columns-repeated="1020"/>
        </table:table-row>
        <table:table-row table:style-name="ro1">
          <table:table-cell table:formula="of:=[.A6]+IF([.B7]&lt;&gt;&quot;&quot;;1;0)" office:value-type="float" office:value="5" calcext:value-type="float">
            <text:p>5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for init procedure of the memory manager</text:p>
          </table:table-cell>
          <table:table-cell table:number-columns-repeated="1020"/>
        </table:table-row>
        <table:table-row table:style-name="ro4">
          <table:table-cell table:formula="of:=[.A7]+IF([.B8]&lt;&gt;&quot;&quot;;1;0)" office:value-type="float" office:value="6" calcext:value-type="float">
            <text:p>6</text:p>
          </table:table-cell>
          <table:table-cell table:style-name="ce5" office:value-type="date" office:date-value="2017-10-23" calcext:value-type="date">
            <text:p>2017-10-23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AccesFrame manager – Gives pixels access (read, write) to the access frame. Managed (if needed) the swap of memory frame. Used statsmanager and swap manager to do that.</text:p>
          </table:table-cell>
          <table:table-cell table:number-columns-repeated="1020"/>
        </table:table-row>
        <table:table-row table:style-name="ro1">
          <table:table-cell table:formula="of:=[.A8]+IF([.B9]&lt;&gt;&quot;&quot;;1;0)" office:value-type="float" office:value="7" calcext:value-type="float">
            <text:p>7</text:p>
          </table:table-cell>
          <table:table-cell table:style-name="ce5" office:value-type="date" office:date-value="2017-10-24" calcext:value-type="date">
            <text:p>2017-10-24</text:p>
          </table:table-cell>
          <table:table-cell office:value-type="string" calcext:value-type="string">
            <text:p>IU_BGRA_Interface</text:p>
          </table:table-cell>
          <table:table-cell office:value-type="string" calcext:value-type="string">
            <text:p>Make set row into a BGRABitmap from an image32 pix</text:p>
          </table:table-cell>
          <table:table-cell table:number-columns-repeated="1020"/>
        </table:table-row>
        <table:table-row table:style-name="ro1">
          <table:table-cell table:formula="of:=[.A9]+IF([.B10]&lt;&gt;&quot;&quot;;1;0)" office:value-type="float" office:value="8" calcext:value-type="float">
            <text:p>8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Implementing Memory Frame Manager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29" calcext:value-type="date">
            <text:p>2017-10-29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1">
          <table:table-cell table:formula="of:=[.A10]+IF([.B11]&lt;&gt;&quot;&quot;;1;0)" office:value-type="float" office:value="9" calcext:value-type="float">
            <text:p>9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clarating and implementing swap Manager</text:p>
          </table:table-cell>
          <table:table-cell table:style-name="ce5" office:value-type="date" office:date-value="2017-11-01" calcext:value-type="date">
            <text:p>2017-11-01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1-01" calcext:value-type="date">
            <text:p>2017-11-01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1">
          <table:table-cell table:formula="of:=[.A11]+IF([.B12]&lt;&gt;&quot;&quot;;1;0)" office:value-type="float" office:value="10" calcext:value-type="float">
            <text:p>10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clarating and implementing AcceFrame Manager</text:p>
          </table:table-cell>
          <table:table-cell table:number-columns-repeated="1020"/>
        </table:table-row>
        <table:table-row table:style-name="ro1">
          <table:table-cell table:formula="of:=[.A12]+IF([.B13]&lt;&gt;&quot;&quot;;1;0)" office:value-type="float" office:value="11" calcext:value-type="float">
            <text:p>11</text:p>
          </table:table-cell>
          <table:table-cell table:style-name="ce5" office:value-type="date" office:date-value="2017-10-29" calcext:value-type="date">
            <text:p>2017-10-29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of memory frame manager implementation</text:p>
          </table:table-cell>
          <table:table-cell table:number-columns-repeated="1020"/>
        </table:table-row>
        <table:table-row table:style-name="ro1">
          <table:table-cell table:formula="of:=[.A13]+IF([.B14]&lt;&gt;&quot;&quot;;1;0)" office:value-type="float" office:value="12" calcext:value-type="float">
            <text:p>12</text:p>
          </table:table-cell>
          <table:table-cell table:style-name="ce5" office:value-type="date" office:date-value="2017-11-01" calcext:value-type="date">
            <text:p>2017-11-01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of swap manager implementation</text:p>
          </table:table-cell>
          <table:table-cell table:number-columns-repeated="1020"/>
        </table:table-row>
        <table:table-row table:style-name="ro1">
          <table:table-cell table:formula="of:=[.A14]+IF([.B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]+IF([.B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]+IF([.B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]+IF([.B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]+IF([.B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]+IF([.B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]+IF([.B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]+IF([.B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]+IF([.B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]+IF([.B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]+IF([.B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]+IF([.B2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]+IF([.B2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]+IF([.B2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]+IF([.B2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]+IF([.B3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]+IF([.B3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]+IF([.B3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]+IF([.B3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]+IF([.B3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]+IF([.B3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]+IF([.B3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]+IF([.B3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]+IF([.B3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]+IF([.B3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]+IF([.B4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]+IF([.B4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]+IF([.B4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]+IF([.B4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]+IF([.B4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]+IF([.B4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]+IF([.B4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]+IF([.B4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]+IF([.B4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]+IF([.B4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]+IF([.B5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]+IF([.B5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]+IF([.B5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]+IF([.B5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]+IF([.B5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]+IF([.B5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]+IF([.B5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]+IF([.B5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]+IF([.B5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]+IF([.B5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]+IF([.B6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]+IF([.B6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]+IF([.B6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]+IF([.B6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]+IF([.B6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]+IF([.B6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]+IF([.B6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]+IF([.B6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]+IF([.B6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]+IF([.B6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]+IF([.B7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]+IF([.B7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]+IF([.B7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]+IF([.B7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]+IF([.B7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]+IF([.B7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]+IF([.B7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]+IF([.B7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]+IF([.B7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]+IF([.B7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]+IF([.B8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]+IF([.B8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]+IF([.B8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]+IF([.B8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]+IF([.B8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]+IF([.B8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]+IF([.B8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]+IF([.B8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]+IF([.B8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]+IF([.B8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]+IF([.B9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]+IF([.B9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]+IF([.B9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]+IF([.B9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]+IF([.B9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]+IF([.B9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]+IF([.B9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]+IF([.B9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]+IF([.B9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]+IF([.B9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]+IF([.B10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]+IF([.B10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]+IF([.B10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2]+IF([.B10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3]+IF([.B10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4]+IF([.B10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5]+IF([.B10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6]+IF([.B10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7]+IF([.B10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8]+IF([.B10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9]+IF([.B11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10]+IF([.B11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11]+IF([.B11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12]+IF([.B11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13]+IF([.B11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14]+IF([.B1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15]+IF([.B1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16]+IF([.B1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17]+IF([.B1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18]+IF([.B1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19]+IF([.B1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20]+IF([.B1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21]+IF([.B1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22]+IF([.B1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23]+IF([.B1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24]+IF([.B1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25]+IF([.B12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26]+IF([.B12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27]+IF([.B12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28]+IF([.B12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29]+IF([.B13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0]+IF([.B13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1]+IF([.B13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2]+IF([.B13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3]+IF([.B13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4]+IF([.B13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5]+IF([.B13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6]+IF([.B13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7]+IF([.B13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8]+IF([.B13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39]+IF([.B14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40]+IF([.B14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41]+IF([.B14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42]+IF([.B14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43]+IF([.B14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44]+IF([.B14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45]+IF([.B14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46]+IF([.B14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47]+IF([.B14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48]+IF([.B14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49]+IF([.B15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0]+IF([.B15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1]+IF([.B15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2]+IF([.B15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3]+IF([.B15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4]+IF([.B15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5]+IF([.B15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6]+IF([.B15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7]+IF([.B15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8]+IF([.B15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59]+IF([.B16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0]+IF([.B16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1]+IF([.B16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2]+IF([.B16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3]+IF([.B16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4]+IF([.B16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5]+IF([.B16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6]+IF([.B16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7]+IF([.B16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8]+IF([.B16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69]+IF([.B17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0]+IF([.B17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1]+IF([.B17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2]+IF([.B17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3]+IF([.B17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4]+IF([.B17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5]+IF([.B17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6]+IF([.B17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7]+IF([.B17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8]+IF([.B17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79]+IF([.B18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0]+IF([.B18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1]+IF([.B18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2]+IF([.B18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3]+IF([.B18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4]+IF([.B18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5]+IF([.B18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6]+IF([.B18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7]+IF([.B18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8]+IF([.B18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89]+IF([.B19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0]+IF([.B19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1]+IF([.B19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2]+IF([.B19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3]+IF([.B19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4]+IF([.B19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5]+IF([.B19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6]+IF([.B19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7]+IF([.B19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8]+IF([.B19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99]+IF([.B20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0]+IF([.B20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1]+IF([.B20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2]+IF([.B20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3]+IF([.B20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4]+IF([.B20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5]+IF([.B20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6]+IF([.B20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7]+IF([.B20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8]+IF([.B20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09]+IF([.B21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0]+IF([.B21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1]+IF([.B21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2]+IF([.B21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3]+IF([.B21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4]+IF([.B2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5]+IF([.B2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6]+IF([.B2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7]+IF([.B2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8]+IF([.B2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19]+IF([.B2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0]+IF([.B2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1]+IF([.B2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2]+IF([.B2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3]+IF([.B2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4]+IF([.B2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5]+IF([.B22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6]+IF([.B22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7]+IF([.B22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8]+IF([.B22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29]+IF([.B23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0]+IF([.B23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1]+IF([.B23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2]+IF([.B23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3]+IF([.B23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4]+IF([.B23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5]+IF([.B23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6]+IF([.B23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7]+IF([.B23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8]+IF([.B23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39]+IF([.B24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0]+IF([.B24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1]+IF([.B24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2]+IF([.B24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3]+IF([.B24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4]+IF([.B24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5]+IF([.B24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6]+IF([.B24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7]+IF([.B24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8]+IF([.B24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49]+IF([.B25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0]+IF([.B25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1]+IF([.B25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2]+IF([.B25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3]+IF([.B25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4]+IF([.B25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5]+IF([.B25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6]+IF([.B25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7]+IF([.B25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8]+IF([.B25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59]+IF([.B26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0]+IF([.B26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1]+IF([.B26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2]+IF([.B26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3]+IF([.B26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4]+IF([.B26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5]+IF([.B26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6]+IF([.B26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7]+IF([.B26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8]+IF([.B26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69]+IF([.B27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0]+IF([.B27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1]+IF([.B27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2]+IF([.B27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3]+IF([.B27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4]+IF([.B27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5]+IF([.B27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6]+IF([.B27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7]+IF([.B27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8]+IF([.B27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79]+IF([.B28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0]+IF([.B28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1]+IF([.B28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2]+IF([.B28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3]+IF([.B28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4]+IF([.B28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5]+IF([.B28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6]+IF([.B28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7]+IF([.B28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8]+IF([.B28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89]+IF([.B29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0]+IF([.B29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1]+IF([.B29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2]+IF([.B29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3]+IF([.B29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4]+IF([.B29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5]+IF([.B29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6]+IF([.B29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7]+IF([.B29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8]+IF([.B29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299]+IF([.B30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0]+IF([.B30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1]+IF([.B30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2]+IF([.B30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3]+IF([.B30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4]+IF([.B30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5]+IF([.B30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6]+IF([.B30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7]+IF([.B30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8]+IF([.B30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09]+IF([.B31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0]+IF([.B31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1]+IF([.B31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2]+IF([.B31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3]+IF([.B31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4]+IF([.B3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5]+IF([.B3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6]+IF([.B3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7]+IF([.B3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8]+IF([.B3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19]+IF([.B3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0]+IF([.B3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1]+IF([.B3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2]+IF([.B3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3]+IF([.B3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4]+IF([.B3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5]+IF([.B32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6]+IF([.B32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7]+IF([.B32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8]+IF([.B32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29]+IF([.B33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0]+IF([.B33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1]+IF([.B33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2]+IF([.B33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3]+IF([.B33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4]+IF([.B33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5]+IF([.B33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6]+IF([.B33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7]+IF([.B33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8]+IF([.B33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39]+IF([.B34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0]+IF([.B34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1]+IF([.B34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2]+IF([.B34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3]+IF([.B34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4]+IF([.B34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5]+IF([.B34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6]+IF([.B34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7]+IF([.B34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8]+IF([.B34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49]+IF([.B35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0]+IF([.B35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1]+IF([.B35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2]+IF([.B35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3]+IF([.B35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4]+IF([.B35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5]+IF([.B35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6]+IF([.B35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7]+IF([.B35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8]+IF([.B35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59]+IF([.B36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0]+IF([.B36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1]+IF([.B36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2]+IF([.B36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3]+IF([.B36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4]+IF([.B36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5]+IF([.B36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6]+IF([.B36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7]+IF([.B36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8]+IF([.B36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69]+IF([.B37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0]+IF([.B37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1]+IF([.B37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2]+IF([.B37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3]+IF([.B37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4]+IF([.B37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5]+IF([.B37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6]+IF([.B37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7]+IF([.B37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8]+IF([.B37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79]+IF([.B38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0]+IF([.B38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1]+IF([.B38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2]+IF([.B38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3]+IF([.B38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4]+IF([.B38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5]+IF([.B38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6]+IF([.B38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7]+IF([.B38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8]+IF([.B38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89]+IF([.B39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0]+IF([.B39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1]+IF([.B39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2]+IF([.B39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3]+IF([.B39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4]+IF([.B39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5]+IF([.B39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6]+IF([.B39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7]+IF([.B39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8]+IF([.B39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399]+IF([.B40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0]+IF([.B40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1]+IF([.B40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2]+IF([.B40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3]+IF([.B40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4]+IF([.B40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5]+IF([.B40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6]+IF([.B40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7]+IF([.B40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8]+IF([.B40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09]+IF([.B41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0]+IF([.B41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1]+IF([.B41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2]+IF([.B41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3]+IF([.B41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4]+IF([.B4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5]+IF([.B4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6]+IF([.B4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7]+IF([.B4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8]+IF([.B4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19]+IF([.B4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0]+IF([.B4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1]+IF([.B4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2]+IF([.B4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3]+IF([.B4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4]+IF([.B4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5]+IF([.B42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6]+IF([.B42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7]+IF([.B42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8]+IF([.B42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29]+IF([.B43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0]+IF([.B43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1]+IF([.B43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2]+IF([.B43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3]+IF([.B43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4]+IF([.B43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5]+IF([.B43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6]+IF([.B43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7]+IF([.B43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8]+IF([.B43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39]+IF([.B44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0]+IF([.B44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1]+IF([.B44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2]+IF([.B44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3]+IF([.B44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4]+IF([.B44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5]+IF([.B44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6]+IF([.B44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7]+IF([.B44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8]+IF([.B44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49]+IF([.B45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0]+IF([.B45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1]+IF([.B45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2]+IF([.B45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3]+IF([.B45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4]+IF([.B45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5]+IF([.B45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6]+IF([.B45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7]+IF([.B45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8]+IF([.B45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59]+IF([.B46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0]+IF([.B46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1]+IF([.B46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2]+IF([.B46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3]+IF([.B46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4]+IF([.B46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5]+IF([.B46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6]+IF([.B46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7]+IF([.B46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8]+IF([.B46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69]+IF([.B47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0]+IF([.B47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1]+IF([.B47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2]+IF([.B47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3]+IF([.B47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4]+IF([.B47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5]+IF([.B47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6]+IF([.B47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7]+IF([.B47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8]+IF([.B47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79]+IF([.B48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0]+IF([.B48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1]+IF([.B48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2]+IF([.B48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3]+IF([.B48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4]+IF([.B48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5]+IF([.B48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6]+IF([.B48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7]+IF([.B48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8]+IF([.B48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89]+IF([.B49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0]+IF([.B49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1]+IF([.B49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2]+IF([.B49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3]+IF([.B49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4]+IF([.B49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5]+IF([.B49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6]+IF([.B49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7]+IF([.B49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8]+IF([.B49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499]+IF([.B50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0]+IF([.B50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1]+IF([.B50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2]+IF([.B50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3]+IF([.B50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4]+IF([.B50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5]+IF([.B50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6]+IF([.B50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7]+IF([.B50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8]+IF([.B50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09]+IF([.B51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0]+IF([.B51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1]+IF([.B51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2]+IF([.B51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3]+IF([.B51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4]+IF([.B5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5]+IF([.B5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6]+IF([.B5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7]+IF([.B5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8]+IF([.B5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19]+IF([.B5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0]+IF([.B5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1]+IF([.B5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2]+IF([.B5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3]+IF([.B5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4]+IF([.B5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5]+IF([.B52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6]+IF([.B52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7]+IF([.B52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8]+IF([.B52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29]+IF([.B53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0]+IF([.B53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1]+IF([.B53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2]+IF([.B53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3]+IF([.B53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4]+IF([.B53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5]+IF([.B53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6]+IF([.B53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7]+IF([.B53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8]+IF([.B53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39]+IF([.B54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0]+IF([.B54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1]+IF([.B54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2]+IF([.B54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3]+IF([.B54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4]+IF([.B54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5]+IF([.B54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6]+IF([.B54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7]+IF([.B54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8]+IF([.B54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49]+IF([.B55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0]+IF([.B55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1]+IF([.B55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2]+IF([.B55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3]+IF([.B55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4]+IF([.B55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5]+IF([.B55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6]+IF([.B55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7]+IF([.B55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8]+IF([.B55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59]+IF([.B56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0]+IF([.B56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1]+IF([.B56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2]+IF([.B56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3]+IF([.B56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4]+IF([.B56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5]+IF([.B56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6]+IF([.B56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7]+IF([.B56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8]+IF([.B56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69]+IF([.B57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0]+IF([.B57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1]+IF([.B57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2]+IF([.B57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3]+IF([.B57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4]+IF([.B57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5]+IF([.B57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6]+IF([.B57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7]+IF([.B57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8]+IF([.B57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79]+IF([.B58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0]+IF([.B58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1]+IF([.B58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2]+IF([.B58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3]+IF([.B58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4]+IF([.B58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5]+IF([.B58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6]+IF([.B58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7]+IF([.B58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8]+IF([.B58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89]+IF([.B59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0]+IF([.B59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1]+IF([.B59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2]+IF([.B59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3]+IF([.B59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4]+IF([.B59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5]+IF([.B59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6]+IF([.B59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7]+IF([.B59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8]+IF([.B59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599]+IF([.B60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0]+IF([.B60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1]+IF([.B60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2]+IF([.B60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3]+IF([.B60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4]+IF([.B60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5]+IF([.B60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6]+IF([.B60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7]+IF([.B60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8]+IF([.B60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09]+IF([.B61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0]+IF([.B61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1]+IF([.B61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2]+IF([.B61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3]+IF([.B61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4]+IF([.B6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5]+IF([.B6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6]+IF([.B6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7]+IF([.B6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8]+IF([.B6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19]+IF([.B6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0]+IF([.B6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1]+IF([.B6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2]+IF([.B6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3]+IF([.B6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4]+IF([.B6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5]+IF([.B62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6]+IF([.B62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7]+IF([.B62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8]+IF([.B62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29]+IF([.B63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0]+IF([.B63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1]+IF([.B63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2]+IF([.B63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3]+IF([.B63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4]+IF([.B63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5]+IF([.B63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6]+IF([.B63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7]+IF([.B63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8]+IF([.B63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39]+IF([.B64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0]+IF([.B64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1]+IF([.B64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2]+IF([.B64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3]+IF([.B64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4]+IF([.B64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5]+IF([.B64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6]+IF([.B64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7]+IF([.B64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8]+IF([.B64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49]+IF([.B65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0]+IF([.B65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1]+IF([.B65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2]+IF([.B65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3]+IF([.B65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4]+IF([.B65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5]+IF([.B65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6]+IF([.B65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7]+IF([.B65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8]+IF([.B65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59]+IF([.B66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0]+IF([.B66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1]+IF([.B66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2]+IF([.B66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3]+IF([.B66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4]+IF([.B66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5]+IF([.B66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6]+IF([.B66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7]+IF([.B66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8]+IF([.B66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69]+IF([.B67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0]+IF([.B67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1]+IF([.B67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2]+IF([.B67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3]+IF([.B67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4]+IF([.B67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5]+IF([.B67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6]+IF([.B67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7]+IF([.B67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8]+IF([.B67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79]+IF([.B68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0]+IF([.B68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1]+IF([.B68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2]+IF([.B68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3]+IF([.B68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4]+IF([.B68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5]+IF([.B68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6]+IF([.B68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7]+IF([.B68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8]+IF([.B68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89]+IF([.B69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0]+IF([.B69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1]+IF([.B69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2]+IF([.B69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3]+IF([.B69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4]+IF([.B69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5]+IF([.B69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6]+IF([.B69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7]+IF([.B69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8]+IF([.B69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699]+IF([.B70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0]+IF([.B70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1]+IF([.B70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2]+IF([.B70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3]+IF([.B70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4]+IF([.B70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5]+IF([.B70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6]+IF([.B70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7]+IF([.B70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8]+IF([.B70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09]+IF([.B71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0]+IF([.B71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1]+IF([.B71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2]+IF([.B71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3]+IF([.B71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4]+IF([.B7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5]+IF([.B7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6]+IF([.B7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7]+IF([.B7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8]+IF([.B7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19]+IF([.B7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0]+IF([.B7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1]+IF([.B7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2]+IF([.B7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3]+IF([.B7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4]+IF([.B7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5]+IF([.B72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6]+IF([.B72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7]+IF([.B72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8]+IF([.B72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29]+IF([.B73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0]+IF([.B73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1]+IF([.B73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2]+IF([.B73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3]+IF([.B73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4]+IF([.B73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5]+IF([.B73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6]+IF([.B73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7]+IF([.B73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8]+IF([.B73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39]+IF([.B74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0]+IF([.B74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1]+IF([.B74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2]+IF([.B74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3]+IF([.B74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4]+IF([.B74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5]+IF([.B74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6]+IF([.B74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7]+IF([.B74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8]+IF([.B74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49]+IF([.B75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0]+IF([.B75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1]+IF([.B75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2]+IF([.B75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3]+IF([.B75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4]+IF([.B75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5]+IF([.B75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6]+IF([.B75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7]+IF([.B75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8]+IF([.B75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59]+IF([.B76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0]+IF([.B76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1]+IF([.B76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2]+IF([.B76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3]+IF([.B76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4]+IF([.B76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5]+IF([.B76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6]+IF([.B76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7]+IF([.B76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8]+IF([.B76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69]+IF([.B77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0]+IF([.B77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1]+IF([.B77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2]+IF([.B77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3]+IF([.B77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4]+IF([.B77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5]+IF([.B77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6]+IF([.B77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7]+IF([.B77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8]+IF([.B77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79]+IF([.B78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0]+IF([.B78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1]+IF([.B78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2]+IF([.B78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3]+IF([.B78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4]+IF([.B78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5]+IF([.B78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6]+IF([.B78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7]+IF([.B78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8]+IF([.B78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89]+IF([.B79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0]+IF([.B79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1]+IF([.B79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2]+IF([.B79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3]+IF([.B79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4]+IF([.B79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5]+IF([.B79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6]+IF([.B79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7]+IF([.B79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8]+IF([.B79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799]+IF([.B80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0]+IF([.B80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1]+IF([.B80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2]+IF([.B80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3]+IF([.B80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4]+IF([.B80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5]+IF([.B80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6]+IF([.B80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7]+IF([.B80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8]+IF([.B80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09]+IF([.B81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0]+IF([.B81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1]+IF([.B81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2]+IF([.B81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3]+IF([.B81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4]+IF([.B8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5]+IF([.B8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6]+IF([.B8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7]+IF([.B8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8]+IF([.B8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19]+IF([.B8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0]+IF([.B8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1]+IF([.B8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2]+IF([.B8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3]+IF([.B8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4]+IF([.B8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5]+IF([.B82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6]+IF([.B82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7]+IF([.B82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8]+IF([.B82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29]+IF([.B83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0]+IF([.B83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1]+IF([.B83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2]+IF([.B83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3]+IF([.B83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4]+IF([.B83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5]+IF([.B83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6]+IF([.B83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7]+IF([.B83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8]+IF([.B83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39]+IF([.B84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0]+IF([.B84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1]+IF([.B84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2]+IF([.B84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3]+IF([.B84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4]+IF([.B84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5]+IF([.B84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6]+IF([.B84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7]+IF([.B84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8]+IF([.B84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49]+IF([.B85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0]+IF([.B85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1]+IF([.B85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2]+IF([.B85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3]+IF([.B85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4]+IF([.B85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5]+IF([.B85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6]+IF([.B85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7]+IF([.B85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8]+IF([.B85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59]+IF([.B86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0]+IF([.B86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1]+IF([.B86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2]+IF([.B86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3]+IF([.B86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4]+IF([.B86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5]+IF([.B86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6]+IF([.B86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7]+IF([.B86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8]+IF([.B86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69]+IF([.B87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0]+IF([.B87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1]+IF([.B87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2]+IF([.B87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3]+IF([.B87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4]+IF([.B87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5]+IF([.B87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6]+IF([.B87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7]+IF([.B87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8]+IF([.B87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79]+IF([.B88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0]+IF([.B88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1]+IF([.B88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2]+IF([.B88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3]+IF([.B88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4]+IF([.B88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5]+IF([.B88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6]+IF([.B88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7]+IF([.B88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8]+IF([.B88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89]+IF([.B89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0]+IF([.B89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1]+IF([.B89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2]+IF([.B89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3]+IF([.B89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4]+IF([.B89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5]+IF([.B89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6]+IF([.B89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7]+IF([.B89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8]+IF([.B89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899]+IF([.B90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0]+IF([.B90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1]+IF([.B90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2]+IF([.B90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3]+IF([.B90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4]+IF([.B90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5]+IF([.B90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6]+IF([.B90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7]+IF([.B90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8]+IF([.B90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09]+IF([.B91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0]+IF([.B91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1]+IF([.B91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2]+IF([.B91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3]+IF([.B91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4]+IF([.B9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5]+IF([.B9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6]+IF([.B9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7]+IF([.B9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8]+IF([.B9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19]+IF([.B9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0]+IF([.B9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1]+IF([.B9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2]+IF([.B9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3]+IF([.B9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4]+IF([.B9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5]+IF([.B92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6]+IF([.B92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7]+IF([.B92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8]+IF([.B92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29]+IF([.B93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0]+IF([.B93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1]+IF([.B93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2]+IF([.B93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3]+IF([.B93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4]+IF([.B93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5]+IF([.B93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6]+IF([.B93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7]+IF([.B93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8]+IF([.B93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39]+IF([.B94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0]+IF([.B94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1]+IF([.B94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2]+IF([.B94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3]+IF([.B94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4]+IF([.B94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5]+IF([.B94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6]+IF([.B94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7]+IF([.B94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8]+IF([.B94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49]+IF([.B95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0]+IF([.B95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1]+IF([.B95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2]+IF([.B95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3]+IF([.B95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4]+IF([.B95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5]+IF([.B95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6]+IF([.B95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7]+IF([.B95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8]+IF([.B95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59]+IF([.B96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0]+IF([.B96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1]+IF([.B96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2]+IF([.B96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3]+IF([.B96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4]+IF([.B96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5]+IF([.B96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6]+IF([.B96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7]+IF([.B96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8]+IF([.B96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69]+IF([.B97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0]+IF([.B97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1]+IF([.B97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2]+IF([.B97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3]+IF([.B97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4]+IF([.B97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5]+IF([.B97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6]+IF([.B97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7]+IF([.B97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8]+IF([.B97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79]+IF([.B98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0]+IF([.B98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1]+IF([.B98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2]+IF([.B98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3]+IF([.B98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4]+IF([.B98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5]+IF([.B98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6]+IF([.B98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7]+IF([.B98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8]+IF([.B98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89]+IF([.B99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0]+IF([.B99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1]+IF([.B99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2]+IF([.B99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3]+IF([.B99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4]+IF([.B99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5]+IF([.B99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6]+IF([.B99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7]+IF([.B99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8]+IF([.B99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999]+IF([.B100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0]+IF([.B100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1]+IF([.B100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2]+IF([.B100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3]+IF([.B100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4]+IF([.B100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5]+IF([.B100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6]+IF([.B100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7]+IF([.B100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8]+IF([.B100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09]+IF([.B101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0]+IF([.B101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1]+IF([.B101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2]+IF([.B101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3]+IF([.B101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4]+IF([.B101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5]+IF([.B1016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6]+IF([.B1017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7]+IF([.B1018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8]+IF([.B1019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19]+IF([.B1020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20]+IF([.B1021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21]+IF([.B1022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22]+IF([.B1023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23]+IF([.B1024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[.A1024]+IF([.B1025]&lt;&gt;&quot;&quot;;1;0)" office:value-type="float" office:value="12" calcext:value-type="float">
            <text:p>12</text:p>
          </table:table-cell>
          <table:table-cell table:number-columns-repeated="1023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02:08.541905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0-15T09:38:42.667172498</meta:creation-date>
    <dc:date>2017-11-01T15:03:06.650597307</dc:date>
    <dc:creator>Pascal lemaitre</dc:creator>
    <meta:editing-duration>PT25M21S</meta:editing-duration>
    <meta:editing-cycles>12</meta:editing-cycles>
    <meta:generator>LibreOffice/4.3.3.2$Linux_X86_64 LibreOffice_project/430m0$Build-2</meta:generator>
    <meta:document-statistic meta:table-count="1" meta:cell-count="1087" meta:object-count="0"/>
  </office:meta>
</office:document-meta>
</file>